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7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8" style:family="paragraph" style:parent-style-name="Standard">
      <style:text-properties fo:font-style="italic" officeooo:rsid="0027b2fb" officeooo:paragraph-rsid="0027b2fb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officeooo:rsid="000d46ce" officeooo:paragraph-rsid="000d46ce"/>
    </style:style>
    <style:style style:name="P23" style:family="paragraph" style:parent-style-name="Standard">
      <style:text-properties officeooo:rsid="000f6a22" officeooo:paragraph-rsid="000f6a22"/>
    </style:style>
    <style:style style:name="P24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7" style:family="paragraph" style:parent-style-name="Standard">
      <style:text-properties officeooo:rsid="0012873e" officeooo:paragraph-rsid="0012873e"/>
    </style:style>
    <style:style style:name="P28" style:family="paragraph" style:parent-style-name="Standard">
      <style:text-properties officeooo:rsid="00180df3" officeooo:paragraph-rsid="00180df3"/>
    </style:style>
    <style:style style:name="P29" style:family="paragraph" style:parent-style-name="Standard">
      <style:text-properties officeooo:rsid="00180df3" officeooo:paragraph-rsid="0019168c"/>
    </style:style>
    <style:style style:name="P30" style:family="paragraph" style:parent-style-name="Standard">
      <style:text-properties officeooo:rsid="00185f1c" officeooo:paragraph-rsid="00185f1c"/>
    </style:style>
    <style:style style:name="P31" style:family="paragraph" style:parent-style-name="Standard">
      <style:text-properties officeooo:rsid="00186d64" officeooo:paragraph-rsid="00196765"/>
    </style:style>
    <style:style style:name="P32" style:family="paragraph" style:parent-style-name="Standard">
      <style:text-properties officeooo:rsid="00186d64" officeooo:paragraph-rsid="002ea392"/>
    </style:style>
    <style:style style:name="P33" style:family="paragraph" style:parent-style-name="Standard">
      <style:text-properties officeooo:rsid="00196765" officeooo:paragraph-rsid="00196765"/>
    </style:style>
    <style:style style:name="P34" style:family="paragraph" style:parent-style-name="Standard">
      <style:text-properties officeooo:rsid="001d3108" officeooo:paragraph-rsid="001d3108"/>
    </style:style>
    <style:style style:name="P35" style:family="paragraph" style:parent-style-name="Standard">
      <style:text-properties officeooo:rsid="0020f88b" officeooo:paragraph-rsid="0020f88b"/>
    </style:style>
    <style:style style:name="P36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8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9" style:family="paragraph" style:parent-style-name="Standard">
      <style:text-properties officeooo:rsid="0021ed50" officeooo:paragraph-rsid="0021ed50"/>
    </style:style>
    <style:style style:name="P40" style:family="paragraph" style:parent-style-name="Standard">
      <style:text-properties officeooo:paragraph-rsid="00186d64"/>
    </style:style>
    <style:style style:name="P41" style:family="paragraph" style:parent-style-name="Standard" style:list-style-name="List_20_1">
      <style:paragraph-properties fo:text-align="start" style:justify-single-word="false"/>
    </style:style>
    <style:style style:name="P42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4" style:family="paragraph" style:parent-style-name="Standard" style:list-style-name="List_20_1">
      <style:text-properties fo:font-size="10pt" style:font-size-asian="10pt" style:font-size-complex="10pt"/>
    </style:style>
    <style:style style:name="P45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6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7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6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7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0" style:family="paragraph" style:parent-style-name="Standard">
      <style:text-properties officeooo:rsid="00196765" officeooo:paragraph-rsid="00196765"/>
    </style:style>
    <style:style style:name="P61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62" style:family="paragraph" style:parent-style-name="Standard">
      <style:text-properties officeooo:rsid="0030845f" officeooo:paragraph-rsid="0030845f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a7e2f" style:font-size-asian="11pt" style:font-size-complex="11pt"/>
    </style:style>
    <style:style style:name="T15" style:family="text">
      <style:text-properties fo:font-size="11pt" officeooo:rsid="000bb9b0" style:font-size-asian="11pt" style:font-size-complex="11pt"/>
    </style:style>
    <style:style style:name="T16" style:family="text">
      <style:text-properties fo:font-size="11pt" officeooo:rsid="001ff5c0" style:font-size-asian="11pt" style:font-size-complex="11pt"/>
    </style:style>
    <style:style style:name="T17" style:family="text">
      <style:text-properties officeooo:rsid="000d46ce"/>
    </style:style>
    <style:style style:name="T18" style:family="text">
      <style:text-properties officeooo:rsid="000e6483"/>
    </style:style>
    <style:style style:name="T19" style:family="text">
      <style:text-properties officeooo:rsid="000f6a22"/>
    </style:style>
    <style:style style:name="T20" style:family="text">
      <style:text-properties officeooo:rsid="00180df3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96765" style:font-style-asian="normal" style:font-style-complex="normal"/>
    </style:style>
    <style:style style:name="T23" style:family="text">
      <style:text-properties fo:font-style="normal" officeooo:rsid="00186d64" style:font-style-asian="normal" style:font-style-complex="normal"/>
    </style:style>
    <style:style style:name="T24" style:family="text">
      <style:text-properties fo:font-style="normal" officeooo:rsid="0023e199" style:font-style-asian="normal" style:font-style-complex="normal"/>
    </style:style>
    <style:style style:name="T25" style:family="text">
      <style:text-properties fo:font-style="normal" officeooo:rsid="0025da12" style:font-style-asian="normal" style:font-style-complex="normal"/>
    </style:style>
    <style:style style:name="T26" style:family="text">
      <style:text-properties fo:font-style="normal" officeooo:rsid="00279530" style:font-style-asian="normal" style:font-style-complex="normal"/>
    </style:style>
    <style:style style:name="T27" style:family="text">
      <style:text-properties fo:font-style="normal" officeooo:rsid="0029191a" style:font-style-asian="normal" style:font-style-complex="normal"/>
    </style:style>
    <style:style style:name="T28" style:family="text">
      <style:text-properties fo:font-style="normal" officeooo:rsid="002ce613" style:font-style-asian="normal" style:font-style-complex="normal"/>
    </style:style>
    <style:style style:name="T29" style:family="text">
      <style:text-properties fo:font-style="normal" officeooo:rsid="002ea392" style:font-style-asian="normal" style:font-style-complex="normal"/>
    </style:style>
    <style:style style:name="T30" style:family="text">
      <style:text-properties fo:font-style="normal" officeooo:rsid="002ed283" style:font-style-asian="normal" style:font-style-complex="normal"/>
    </style:style>
    <style:style style:name="T31" style:family="text">
      <style:text-properties fo:font-style="normal" officeooo:rsid="002f3f25" style:font-style-asian="normal" style:font-style-complex="normal"/>
    </style:style>
    <style:style style:name="T3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Courier New1" fo:font-weight="bold" style:font-weight-asian="bold" style:font-weight-complex="bold"/>
    </style:style>
    <style:style style:name="T45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19168c"/>
    </style:style>
    <style:style style:name="T49" style:family="text">
      <style:text-properties officeooo:rsid="0023e199"/>
    </style:style>
    <style:style style:name="T50" style:family="text">
      <style:text-properties officeooo:rsid="00186d64"/>
    </style:style>
    <style:style style:name="T51" style:family="text">
      <style:text-properties officeooo:rsid="002ea392"/>
    </style:style>
    <style:style style:name="T52" style:family="text">
      <style:text-properties officeooo:rsid="002ed283"/>
    </style:style>
    <style:style style:name="T53" style:family="text">
      <style:text-properties officeooo:rsid="002f3f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23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9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welcome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join</text:span></text:span><text:span text:style-name="_5f_OOoComputerSpecial"><text:span text:style-name="T13">(</text:span></text:span><text:span text:style-name="_5f_OOoComputerLiteral"><text:span text:style-name="T13">"#erklelib"</text:span></text:span><text:span text:style-name="_5f_OOoComputerSpecial"><text:span text:style-name="T13">)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cjoin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msg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,</text:span></text:span><text:span text:style-name="_5f_OOoComputerLiteral"><text:span text:style-name="T13">"Hello world!"</text:span></text:span><text:span text:style-name="_5f_OOoComputerSpecial"><text:span text:style-name="T13">)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quit</text:span></text:span><text:span text:style-name="_5f_OOoComputerSpecial"><text:span text:style-name="T13">()</text:span></text:span></text:p>
            <text:p text:style-name="P1"><text:span text:style-name="_5f_OOoComputerSpecial"><text:span text:style-name="T13"/></text:span></text:p>
            <text:p text:style-name="P2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Literal"><text:span text:style-name="T15">"irc.efnet.org"</text:span></text:span><text:span text:style-name="_5f_OOoComputerSpecial"><text:span text:style-name="T15">,</text:span></text:span><text:span text:style-name="_5f_OOoComputerLiteral"><text:span text:style-name="T15">6667</text:span></text:span><text:span text:style-name="_5f_OOoComputerSpecial"><text:span text:style-name="T15">)</text:span></text:span></text:p>
            <text:p text:style-name="P2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7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B1" office:value-type="string">
            <text:p text:style-name="P12">Type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24">nickname</text:p>
          </table:table-cell>
          <table:table-cell table:style-name="Table2.B2" office:value-type="string">
            <text:p text:style-name="P19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24">username</text:p>
          </table:table-cell>
          <table:table-cell table:style-name="Table2.B2" office:value-type="string">
            <text:p text:style-name="P19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24">realname</text:p>
          </table:table-cell>
          <table:table-cell table:style-name="Table2.B2" office:value-type="string">
            <text:p text:style-name="P19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24">server</text:p>
          </table:table-cell>
          <table:table-cell table:style-name="Table2.B2" office:value-type="string">
            <text:p text:style-name="P19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24">port</text:p>
          </table:table-cell>
          <table:table-cell table:style-name="Table2.B2" office:value-type="string">
            <text:p text:style-name="P19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24">password</text:p>
          </table:table-cell>
          <table:table-cell table:style-name="Table2.B2" office:value-type="string">
            <text:p text:style-name="P19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8" office:value-type="string">
            <text:p text:style-name="P24">SSL</text:p>
          </table:table-cell>
          <table:table-cell table:style-name="Table2.B8" office:value-type="string">
            <text:p text:style-name="P19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22">Once the <text:span text:style-name="T5">ErkleClient</text:span> object is created, use the <text:span text:style-name="T2">connect()</text:span> function to cause the object to connect to the IRC server. <text:span text:style-name="T18">Once connected, </text:span><text:span text:style-name="T6">ErkleClient</text:span><text:span text:style-name="T18"> has 7 other methods that can be used to send messages or perform actions on the IRC server. Optional arguments are in italics: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5">connect</text:p>
          </table:table-cell>
          <table:table-cell table:style-name="Table3.B2" office:value-type="string">
            <text:p text:style-name="P20">None.</text:p>
          </table:table-cell>
          <table:table-cell table:style-name="Table3.C9" office:value-type="string">
            <text:p text:style-name="P27">Connects to the IRC server.</text:p>
          </table:table-cell>
        </table:table-row>
        <table:table-row>
          <table:table-cell table:style-name="Table3.A2" office:value-type="string">
            <text:p text:style-name="P24">send</text:p>
          </table:table-cell>
          <table:table-cell table:style-name="Table3.B2" office:value-type="string">
            <text:list xml:id="list453426799" text:style-name="List_20_1">
              <text:list-item>
                <text:p text:style-name="P41"><text:span text:style-name="T46">data</text:span><text:span text:style-name="T47"> (string)</text:span></text:p>
              </text:list-item>
            </text:list>
          </table:table-cell>
          <table:table-cell table:style-name="Table3.C9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24">msg</text:p>
          </table:table-cell>
          <table:table-cell table:style-name="Table3.B2" office:value-type="string">
            <text:list xml:id="list212735964498800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24">action</text:p>
          </table:table-cell>
          <table:table-cell table:style-name="Table3.B2" office:value-type="string">
            <text:list xml:id="list212736055903233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9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6">notice</text:p>
          </table:table-cell>
          <table:table-cell table:style-name="Table3.B2" office:value-type="string">
            <text:list xml:id="list212734647188750" text:continue-numbering="true" text:style-name="List_20_1">
              <text:list-item>
                <text:p text:style-name="P43"><text:span text:style-name="T4">target</text:span> (string)</text:p>
              </text:list-item>
              <text:list-item>
                <text:p text:style-name="P43"><text:span text:style-name="T4">message</text:span> (string)</text:p>
              </text:list-item>
            </text:list>
          </table:table-cell>
          <table:table-cell table:style-name="Table3.C9" office:value-type="string">
            <text:p text:style-name="P39">Sends a notice to a user or channel.</text:p>
          </table:table-cell>
        </table:table-row>
        <table:table-row>
          <table:table-cell table:style-name="Table3.A2" office:value-type="string">
            <text:p text:style-name="P24">join</text:p>
          </table:table-cell>
          <table:table-cell table:style-name="Table3.B2" office:value-type="string">
            <text:list xml:id="list212735969076381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24">part</text:p>
          </table:table-cell>
          <table:table-cell table:style-name="Table3.B2" office:value-type="string">
            <text:list xml:id="list212735593674497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61">kick</text:p>
          </table:table-cell>
          <table:table-cell table:style-name="Table3.B2" office:value-type="string">
            <text:list xml:id="list212735360596019" text:continue-numbering="true" text:style-name="List_20_1">
              <text:list-item>
                <text:p text:style-name="P46"><text:span text:style-name="T4">target</text:span> (string)</text:p>
              </text:list-item>
              <text:list-item>
                <text:p text:style-name="P46"><text:span text:style-name="T4">channel</text:span> (string)</text:p>
              </text:list-item>
              <text:list-item>
                <text:p text:style-name="P57"><text:span text:style-name="T4">reason</text:span><text:span text:style-name="T21"> (string)</text:span></text:p>
              </text:list-item>
            </text:list>
          </table:table-cell>
          <table:table-cell table:style-name="Table3.C9" office:value-type="string">
            <text:p text:style-name="P62">Kicks a user from a channel (the client must be a channel operator in the channel).</text:p>
          </table:table-cell>
        </table:table-row>
        <table:table-row>
          <table:table-cell table:style-name="Table3.A2" office:value-type="string">
            <text:p text:style-name="P24">quit</text:p>
          </table:table-cell>
          <table:table-cell table:style-name="Table3.B2" office:value-type="string">
            <text:list xml:id="list212735091623390" text:continue-numbering="true" text:style-name="List_20_1"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10" office:value-type="string">
            <text:p text:style-name="Standard">Disconnects from the IRC server.</text:p>
          </table:table-cell>
        </table:table-row>
      </table:table>
      <text:p text:style-name="Standard"/>
      <text:p text:style-name="P18">ErkleClient<text:span text:style-name="T21"> also has a number of attributes that store information about the server </text:span><text:span text:style-name="T27">and client. </text:span><text:span text:style-name="T28">Not all of these values will be available immediately; the values are populated as the server sends the appropriate data to the client. Most of these values should be available by the time the </text:span><text:span text:style-name="T45">welcome</text:span><text:span text:style-name="T28"> event is triggered.</text:span></text:p>
      <text:p text:style-name="P3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Attribute</text:p>
          </table:table-cell>
          <table:table-cell table:style-name="Table8.A1" office:value-type="string">
            <text:p text:style-name="P12">Typ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8.1">
          <table:table-cell table:style-name="Table8.A2" office:value-type="string">
            <text:p text:style-name="P24">nick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24">user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24">real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24">server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24">port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24">password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24">usessl</text:p>
          </table:table-cell>
          <table:table-cell table:style-name="Table8.A2" office:value-type="string">
            <text:p text:style-name="P21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24">host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24">softwar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ext:soft-page-break/>
        <table:table-row table:style-name="Table8.1">
          <table:table-cell table:style-name="Table8.A2" office:value-type="string">
            <text:p text:style-name="P24">option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24">network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24">command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24">maxchannels</text:p>
          </table:table-cell>
          <table:table-cell table:style-name="Table8.A2" office:value-type="string">
            <text:p text:style-name="P21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24">maxnick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24">channel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24">topic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24">kick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24">away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24">maxtargets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24">modes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24">chantyp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24">prefix</text:p>
          </table:table-cell>
          <table:table-cell table:style-name="Table8.A2" office:value-type="string">
            <text:p text:style-name="P21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24">chanmod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24">casemapping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24">spoofed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24">users</text:p>
          </table:table-cell>
          <table:table-cell table:style-name="Table8.A2" office:value-type="string">
            <text:p text:style-name="P21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24">topic</text:p>
          </table:table-cell>
          <table:table-cell table:style-name="Table8.A2" office:value-type="string">
            <text:p text:style-name="P21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5">None</text:span> if the topic is blank or unknown).</text:p>
          </table:table-cell>
        </table:table-row>
      </table:table>
      <text:h text:style-name="Heading_20_1" text:outline-level="1"><text:soft-page-break/><text:span text:style-name="T1">hook</text:span> Decorator</text:h>
      <text:p text:style-name="P34">Included with the <text:span text:style-name="T5">ErkleClient</text:span><text:span text:style-name="T21"> object is the </text:span><text:span text:style-name="T10">hook</text:span><text:span text:style-name="T38"> object. <text:s/>The </text:span><text:span text:style-name="T10">hook</text:span><text:span text:style-name="T38"> object is used to decorate</text:span><text:span text:style-name="T38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38"> functions that should be executed when specific events occur; this is called "hooking" an event. </text:span><text:span text:style-name="T10">hook</text:span><text:span text:style-name="T38"> exposes one method: </text:span><text:span text:style-name="T3">event</text:span><text:span text:style-name="T38">. To hook an event, pass the name of the event (as a string) as the only argument to </text:span><text:span text:style-name="T3">event</text:span><text:span text:style-name="T38"> method. For example, to hook an event named "connect", the decorator required would look like:</text:span>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6"/>
      <text:p text:style-name="P35">Events can be hooked to an unlimited number of functions. Function hooks will be executed in the order in which they were hooked.</text:p>
      <text:p text:style-name="P10"/>
      <text:p text:style-name="P10">There are <text:span text:style-name="T52">21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21" office:value-type="string">
            <text:list xml:id="list212735825049098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8">Triggered when the <text:span text:style-name="T5">ErkleClient</text:span><text:span text:style-name="T21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212735391114077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8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21" office:value-type="string">
            <text:list xml:id="list212734727327740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8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212735133566641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8">Triggered when the client's nickname is already taken during registration; <text:span text:style-name="T4">nickname</text:span><text:span text:style-name="T43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21" office:value-type="string">
            <text:list xml:id="list212735029276752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9">Triggered when the <text:span text:style-name="T48">IRC </text:span>se<text:span text:style-name="T48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212735380953488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8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21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21" office:value-type="string">
            <text:list xml:id="list212736440763669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28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212735332764577" text:continue-numbering="true" text:style-name="List_20_1">
              <text:list-item>
                <text:p text:style-name="P47">ErkleClient object</text:p>
              </text:list-item>
              <text:list-item>
                <text:p text:style-name="P45"><text:span text:style-name="T4">nickname</text:span> (string)</text:p>
              </text:list-item>
              <text:list-item>
                <text:p text:style-name="P45"><text:span text:style-name="T4">host</text:span> (string)</text:p>
              </text:list-item>
              <text:list-item>
                <text:p text:style-name="P44"><text:span text:style-name="T4">reason</text:span> <text:span text:style-name="T20">(string)</text:span></text:p>
              </text:list-item>
            </text:list>
          </table:table-cell>
          <table:table-cell table:style-name="Table5.C15" office:value-type="string">
            <text:p text:style-name="P28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21" office:value-type="string">
            <text:list xml:id="list212736117197903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new_nickname</text:span> (string)</text:p>
              </text:list-item>
            </text:list>
          </table:table-cell>
          <table:table-cell table:style-name="Table5.C21" office:value-type="string">
            <text:p text:style-name="P30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212735006110739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users</text:span> (list)</text:p>
              </text:list-item>
            </text:list>
          </table:table-cell>
          <table:table-cell table:style-name="Table5.C15" office:value-type="string">
            <text:p text:style-name="P40"><text:span text:style-name="T50">Triggered when </text:span><text:span text:style-name="T7">ErkleClient</text:span><text:span text:style-name="T23"> generates a list of users in a specific channel. This list will be regenerated every time a user changes their nick, quits IRC, or leaves a channel. </text:span><text:span text:style-name="T35">channel</text:span><text:span text:style-name="T23"> contains the name of the channel, and </text:span><text:span text:style-name="T35">users</text:span><text:span text:style-name="T23"> contains a list of users in that channel. </text:span><text:span text:style-name="T26">If the server is configured for it, each user entry will contain the user's nickname and host, in the form </text:span><text:span text:style-name="T9">nickname</text:span><text:span text:style-name="T34">!</text:span><text:span text:style-name="T9">username</text:span><text:span text:style-name="T34">@</text:span><text:span text:style-name="T9">hostname</text:span><text:span text:style-name="T40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21" office:value-type="string">
            <text:list xml:id="list212735082299423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public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channel</text:span><text:span text:style-name="T22"> contains the name of the channel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212735884320153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private message. </text:span><text:span text:style-name="T32">nickname</text:span><text:span text:style-name="T22"> contains the sender's nickname, </text:span><text:span text:style-name="T32">host</text:span><text:span text:style-name="T22"> contains the sender's host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21" office:value-type="string">
            <text:list xml:id="list212735241771753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sender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notice message. </text:span><text:span text:style-name="T32">sender</text:span><text:span text:style-name="T22"> contains the nickname of the sender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212735910381785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targe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CTCP action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target</text:span><text:span text:style-name="T22"> contains the name of the channel or username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21" office:value-type="string">
            <text:list xml:id="list212735566241871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33">Triggered when <text:span text:style-name="T7">ErkleClient</text:span><text:span text:style-name="T23"> </text:span><text:span text:style-name="T21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21" office:value-type="string">
            <text:list xml:id="list212735026859126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33">Triggered when <text:span text:style-name="T5">ErkleClient</text:span><text:span text:style-name="T21"> unsets itself as "away"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5">topic</text:p>
          </table:table-cell>
          <table:table-cell table:style-name="Table5.B21" office:value-type="string">
            <text:list xml:id="list212735866996945" text:continue-numbering="true" text:style-name="List_20_1">
              <text:list-item>
                <text:p text:style-name="P48">ErkleClient object</text:p>
              </text:list-item>
              <text:list-item>
                <text:p text:style-name="P51">nickname<text:span text:style-name="T43"> (string)</text:span></text:p>
              </text:list-item>
              <text:list-item>
                <text:p text:style-name="P51">host<text:span text:style-name="T43"> (string)</text:span></text:p>
              </text:list-item>
              <text:list-item>
                <text:p text:style-name="P51">channel<text:span text:style-name="T43"> (string)</text:span></text:p>
              </text:list-item>
              <text:list-item>
                <text:p text:style-name="P51">topic<text:span text:style-name="T43"> (string)</text:span>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</text:span><text:span text:style-name="T25">channel topic update</text:span><text:span text:style-name="T22">. </text:span><text:span text:style-name="T32">nickname</text:span><text:span text:style-name="T22"> contains the </text:span><text:span text:style-name="T25">topic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3">channel</text:span><text:span text:style-name="T22"> contains </text:span><text:span text:style-name="T25">channel name, and </text:span><text:span text:style-name="T33">topic</text:span><text:span text:style-name="T39"> contains the channel's topic. If the topic is set to an empty string, </text:span><text:span text:style-name="T33">topic</text:span><text:span text:style-name="T39"> is set to </text:span><text:span text:style-name="T11">None</text:span><text:span text:style-name="T39">.</text:span></text:p>
          </table:table-cell>
        </table:table-row>
        <table:table-row table:style-name="Table5.1">
          <table:table-cell table:style-name="Table5.A2" office:value-type="string">
            <text:p text:style-name="P16">mode</text:p>
          </table:table-cell>
          <table:table-cell table:style-name="Table5.B21" office:value-type="string">
            <text:list xml:id="list212734719589178" text:continue-numbering="true" text:style-name="List_20_1">
              <text:list-item>
                <text:p text:style-name="P49">ErkleClient object</text:p>
              </text:list-item>
              <text:list-item>
                <text:p text:style-name="P52">nickname<text:span text:style-name="T43"> (string)</text:span></text:p>
              </text:list-item>
              <text:list-item>
                <text:p text:style-name="P52">host<text:span text:style-name="T43"> (string)</text:span></text:p>
              </text:list-item>
              <text:list-item>
                <text:p text:style-name="P52"><text:span text:style-name="T51">target</text:span><text:span text:style-name="T43"> (string)</text:span></text:p>
              </text:list-item>
              <text:list-item>
                <text:p text:style-name="P52"><text:span text:style-name="T51">mode</text:span><text:span text:style-name="T43"> (string)</text:span></text:p>
              </text:list-item>
            </text:list>
          </table:table-cell>
          <table:table-cell table:style-name="Table5.C21" office:value-type="string">
            <text:p text:style-name="P32">Triggered when <text:span text:style-name="T5">ErkleClient</text:span><text:span text:style-name="T21"> </text:span><text:span text:style-name="T22">receives a </text:span><text:span text:style-name="T29">channel or user mode change notification. </text:span><text:span text:style-name="T32">nickname</text:span><text:span text:style-name="T22"> contains the </text:span><text:span text:style-name="T29">mode</text:span><text:span text:style-name="T25">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6">target</text:span><text:span text:style-name="T41"> contains the user or channel the mode applies to, and </text:span><text:span text:style-name="T36">mode</text:span><text:span text:style-name="T41"> contains the modes (and mode parameters) being set. If the mode is being set by the server, </text:span><text:span text:style-name="T36">nickname</text:span><text:span text:style-name="T41"> and </text:span><text:span text:style-name="T36">host</text:span><text:span text:style-name="T41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58">kick</text:p>
          </table:table-cell>
          <table:table-cell table:style-name="Table5.B21" office:value-type="string">
            <text:list xml:id="list212735370219873" text:continue-numbering="true" text:style-name="List_20_1">
              <text:list-item>
                <text:p text:style-name="P47">ErkleClient object</text:p>
              </text:list-item>
              <text:list-item>
                <text:p text:style-name="P53"><text:span text:style-name="T52">nickname</text:span><text:span text:style-name="T43"> (string)</text:span></text:p>
              </text:list-item>
              <text:list-item>
                <text:p text:style-name="P55">host<text:span text:style-name="T43"> (string)</text:span></text:p>
              </text:list-item>
              <text:list-item>
                <text:p text:style-name="P55">channel<text:span text:style-name="T43"> (string)</text:span></text:p>
              </text:list-item>
              <text:list-item>
                <text:p text:style-name="P55">target<text:span text:style-name="T43"> (string)</text:span></text:p>
              </text:list-item>
              <text:list-item>
                <text:p text:style-name="P55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</text:span><text:span text:style-name="T30">kick notification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</text:span><text:span text:style-name="T37">target</text:span><text:span text:style-name="T42"> contains the nickname of the user being kicked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59">kick<text:span text:style-name="T53">ed</text:span></text:p>
          </table:table-cell>
          <table:table-cell table:style-name="Table5.B21" office:value-type="string">
            <text:list xml:id="list212734807828104" text:continue-numbering="true" text:style-name="List_20_1">
              <text:list-item>
                <text:p text:style-name="P50">ErkleClient object</text:p>
              </text:list-item>
              <text:list-item>
                <text:p text:style-name="P54"><text:span text:style-name="T52">nickname</text:span><text:span text:style-name="T43"> (string)</text:span></text:p>
              </text:list-item>
              <text:list-item>
                <text:p text:style-name="P56">host<text:span text:style-name="T43"> (string)</text:span></text:p>
              </text:list-item>
              <text:list-item>
                <text:p text:style-name="P56">channel<text:span text:style-name="T43"> (string)</text:span></text:p>
              </text:list-item>
              <text:list-item>
                <text:p text:style-name="P56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31">is kicked from a channel</text:span><text:span text:style-name="T30">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14">line</text:p>
          </table:table-cell>
          <table:table-cell table:style-name="Table5.B22" office:value-type="string">
            <text:list xml:id="list212736791225920" text:continue-numbering="true" text:style-name="List_20_1">
              <text:list-item>
                <text:p text:style-name="P47">ErkleClient object</text:p>
              </text:list-item>
              <text:list-item>
                <text:p text:style-name="P53">line<text:span text:style-name="T43"> (string)</text:span></text:p>
              </text:list-item>
            </text:list>
          </table:table-cell>
          <table:table-cell table:style-name="Table5.C22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line of data from the server.</text:span></text:p>
          </table:table-cell>
        </table:table-row>
      </table:table>
      <text:p text:style-name="P10"/>
      <text:p text:style-name="P17">ErkleClient<text:span text:style-name="T21">'s </text:span><text:span text:style-name="T3">connect()</text:span><text:span text:style-name="T21"> is a blocking function, so hooked functions should be declared </text:span>before<text:span text:style-name="T21"> </text:span><text:span text:style-name="T3">connect()</text:span><text:span text:style-name="T21"> is called.</text:span></text:p>
      <text:h text:style-name="Heading_20_1" text:outline-level="1">Examples</text:h>
      <text:h text:style-name="Heading_20_2" text:outline-level="2">Greeter Bot</text:h>
      <text:p text:style-name="P37">Here's an example bot that connect to an IRC server, join a channel, and greet everyone who joins that channel by name: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7"/>
            <text:p text:style-name="P5"><text:span text:style-name="_5f_OOoComputerIdent"><text:span text:style-name="T13">SERVER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irc.efnet.org"</text:span></text:span></text:p>
            <text:p text:style-name="P5"><text:span text:style-name="_5f_OOoComputerIdent"><text:span text:style-name="T13">PORT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6667</text:span></text:span></text:p>
            <text:p text:style-name="P5"><text:span text:style-name="_5f_OOoComputerIdent"><text:span text:style-name="T13">CHANNEL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#erklebot"</text:span></text:span></text:p>
            <text:p text:style-name="P7"/>
            <text:p text:style-name="P5"><text:soft-page-break/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welcom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join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)</text:span></text:span></text:p>
            <text:p text:style-name="P7"/>
            <text:p text:style-name="P5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join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msg</text:span></text:span><text:span text:style-name="_5f_OOoComputerSpecial"><text:span text:style-name="T13">(</text:span></text:span><text:span text:style-name="_5f_OOoComputerLiteral"><text:span text:style-name="T13">"Welcome to "</text:span></text:span><text:span text:style-name="_5f_OOoComputerSpecial"><text:span text:style-name="T13">+</text:span></text:span><text:span text:style-name="_5f_OOoComputerIdent"><text:span text:style-name="T13">CHANNEL</text:span></text:span><text:span text:style-name="_5f_OOoComputerSpecial"><text:span text:style-name="T13">+</text:span></text:span><text:span text:style-name="_5f_OOoComputerLiteral"><text:span text:style-name="T13">", "</text:span></text:span><text:span text:style-name="_5f_OOoComputerSpecial"><text:span text:style-name="T13">+</text:span></text:span><text:span text:style-name="_5f_OOoComputerIdent"><text:span text:style-name="T13">nickname</text:span></text:span><text:span text:style-name="_5f_OOoComputerSpecial"><text:span text:style-name="T13">+</text:span></text:span><text:span text:style-name="_5f_OOoComputerLiteral"><text:span text:style-name="T13">"!"</text:span></text:span><text:span text:style-name="_5f_OOoComputerSpecial"><text:span text:style-name="T13">)</text:span></text:span></text:p>
            <text:p text:style-name="P7"/>
            <text:p text:style-name="P3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Ident"><text:span text:style-name="T16">SERVER</text:span></text:span><text:span text:style-name="_5f_OOoComputerSpecial"><text:span text:style-name="T15">,</text:span></text:span><text:span text:style-name="_5f_OOoComputerIdent"><text:span text:style-name="T16">PORT</text:span></text:span><text:span text:style-name="_5f_OOoComputerSpecial"><text:span text:style-name="T15">)</text:span></text:span></text:p>
            <text:p text:style-name="P3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p text:style-name="P37"/>
      <text:p text:style-name="P37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3T21:25:37.230000000</dc:date>
    <meta:editing-duration>P1DT1H34M21S</meta:editing-duration>
    <meta:editing-cycles>33</meta:editing-cycles>
    <meta:generator>LibreOffice/6.2.0.3$Windows_X86_64 LibreOffice_project/98c6a8a1c6c7b144ce3cc729e34964b47ce25d62</meta:generator>
    <meta:document-statistic meta:table-count="8" meta:image-count="0" meta:object-count="0" meta:page-count="7" meta:paragraph-count="305" meta:word-count="1900" meta:character-count="11822" meta:non-whitespace-character-count="10283"/>
  </office:meta>
</office:document-meta>
</file>